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.97mm"/>
    </style:style>
    <style:style style:name="co3" style:family="table-column">
      <style:table-column-properties fo:break-before="auto" style:column-width="30.74mm"/>
    </style:style>
    <style:style style:name="co4" style:family="table-column">
      <style:table-column-properties fo:break-before="auto" style:column-width="97.91mm"/>
    </style:style>
    <style:style style:name="co5" style:family="table-column">
      <style:table-column-properties fo:break-before="auto" style:column-width="19.69mm"/>
    </style:style>
    <style:style style:name="co6" style:family="table-column">
      <style:table-column-properties fo:break-before="auto" style:column-width="107.6mm"/>
    </style:style>
    <style:style style:name="co7" style:family="table-column">
      <style:table-column-properties fo:break-before="auto" style:column-width="126.1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1" table:default-cell-style-name="ce1"/>
        <table:table-row table:style-name="ro1">
          <table:table-cell/>
          <table:table-cell office:value-type="string" calcext:value-type="string" table:number-columns-spanned="4" table:number-rows-spanned="1">
            <text:p>populate from creds.csv</text:p>
          </table:table-cell>
          <table:covered-table-cell table:number-columns-repeated="3"/>
          <table:table-cell office:value-type="string" calcext:value-type="string">
            <text:p>text for labels</text:p>
          </table:table-cell>
          <table:table-cell office:value-type="string" calcext:value-type="string">
            <text:p>script to set password</text:p>
          </table:table-cell>
          <table:table-cell table:number-columns-repeated="1011"/>
        </table:table-row>
        <table:table-row table:style-name="ro1">
          <table:table-cell/>
          <table:table-cell table:style-name="ce1" office:value-type="string" calcext:value-type="string">
            <text:p>#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password</text:p>
          </table:table-cell>
          <table:table-cell table:number-columns-repeated="1013"/>
        </table:table-row>
        <table:table-row table:style-name="ro2">
          <table:table-cell table:style-name="Default"/>
          <table:table-cell table:style-name="Default" office:value-type="string" calcext:value-type="string">
            <text:p>01</text:p>
          </table:table-cell>
          <table:table-cell table:style-name="Default" office:value-type="string" calcext:value-type="string">
            <text:p><text:a xlink:href="http://www.xxx.yyy.zzz/" xlink:type="simple">www.xxx.yyy.zzz</text:a></text:p>
          </table:table-cell>
          <table:table-cell table:style-name="Default" office:value-type="string" calcext:value-type="string">
            <text:p>ec2-www-xxx-yyy-zzz.eu-west-1.compute.amazonaws.com</text:p>
          </table:table-cell>
          <table:table-cell table:style-name="Default" office:value-type="string" calcext:value-type="string">
            <text:p>abcdefgh</text:p>
          </table:table-cell>
          <table:table-cell table:style-name="Default" table:formula="of:=CONCATENATE(&quot;Instance: &quot;; [.B3]; CHAR(10); &quot;IP: &quot;;[.C3];CHAR(10);&quot;DNS: &quot;;[.D3];CHAR(10);&quot;Username: demo&quot;;CHAR(10);&quot;Password: &quot;;[.E3];CHAR(10))" office:value-type="string" office:string-value="Instance: 01&#10;IP: www.xxx.yyy.zzz&#10;DNS: ec2-www-xxx-yyy-zzz.eu-west-1.compute.amazonaws.com&#10;Username: demo&#10;Password: abcdefgh&#10;" calcext:value-type="string">
            <text:p>Instance: 01</text:p>
            <text:p>IP: www.xxx.yyy.zzz</text:p>
            <text:p>DNS: ec2-www-xxx-yyy-zzz.eu-west-1.compute.amazonaws.com</text:p>
            <text:p>Username: demo</text:p>
            <text:p>Password: abcdefgh</text:p>
            <text:p/>
          </table:table-cell>
          <table:table-cell table:style-name="Default" table:formula="of:=&quot;IP=&quot;&amp;[.C3]&amp;CHAR(10)&amp;&quot;PW=&quot; &amp; [.E3]&amp;CHAR(10)&amp;&quot;bin/issh -t cloud-user@$IP sudo 'bash -c &quot;&amp;CHAR(34)&amp;&quot;echo '$PW' | passwd demo --stdin&quot;&amp;CHAR(34)&amp;&quot;'&quot;" office:value-type="string" office:string-value="IP=www.xxx.yyy.zzz&#10;PW=abcdefgh&#10;bin/issh -t cloud-user@$IP sudo 'bash -c &quot;echo '$PW' | passwd demo --stdin&quot;'" calcext:value-type="string">
            <text:p>IP=www.xxx.yyy.zzz</text:p>
            <text:p>PW=abcdefgh</text:p>
            <text:p>bin/issh -t cloud-user@$IP sudo 'bash -c "echo '$PW' | passwd demo --stdin"'</text:p>
          </table:table-cell>
          <table:table-cell table:style-name="Default"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00/00/0000</text:date>, <text:time style:data-style-name="N2" text:time-value="14:11:53.5954322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5T17:14:24.570258611</meta:creation-date>
    <meta:editing-duration>PT42M17S</meta:editing-duration>
    <meta:editing-cycles>5</meta:editing-cycles>
    <meta:generator>LibreOffice/4.4.5.2$Linux_X86_64 LibreOffice_project/40$Build-2</meta:generator>
    <dc:date>2015-10-12T14:16:24.025332493</dc:date>
    <meta:document-statistic meta:table-count="1" meta:cell-count="13" meta:object-count="0"/>
  </office:meta>
</office:document-meta>
</file>